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3"/>
    <style:style style:name="P4" style:family="paragraph" style:parent-style-name="List_20_Paragraph" style:list-style-name="WWNum4"/>
    <style:style style:name="P5" style:family="paragraph" style:parent-style-name="List_20_Paragraph">
      <style:paragraph-properties fo:margin-left="2.54cm" fo:margin-right="0cm" fo:text-indent="0cm" style:auto-text-indent="false"/>
    </style:style>
    <style:style style:name="P6" style:family="paragraph" style:parent-style-name="List_20_Paragraph" style:list-style-name="WWNum1" style:master-page-name="Standard">
      <style:paragraph-properties style:page-number="auto"/>
    </style:style>
    <style:style style:name="T1" style:family="text">
      <style:text-properties style:font-name-complex="F"/>
    </style:style>
    <style:style style:name="T2" style:family="text">
      <style:text-properties officeooo:rsid="001f6e9d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57701065183360665" text:style-name="WWNum1">
        <text:list-item>
          <text:p text:style-name="P6"><text:bookmark text:name="_GoBack"/><text:span text:style-name="T2">­</text:span>Write a menu driven program to do the following tasks using functions</text:p>
        </text:list-item>
      </text:list>
      <text:list xml:id="list4064775112949072250" text:style-name="WWNum2">
        <text:list-item>
          <text:p text:style-name="P2">Rewrite a matrix after ordering the elements in each column in ascending order </text:p>
        </text:list-item>
        <text:list-item>
          <text:p text:style-name="P2">Rewrite a matrix after ordering the elements in each row in descending order</text:p>
        </text:list-item>
        <text:list-item>
          <text:p text:style-name="P2">Calculate number of odd and even elements present in a matrix</text:p>
        </text:list-item>
        <text:list-item>
          <text:p text:style-name="P2">Calculate the trace of a matrix (Sum of main diagonal elements)</text:p>
        </text:list-item>
        <text:list-item>
          <text:p text:style-name="P2">Display the main diagonal by making other elements zero</text:p>
        </text:list-item>
        <text:list-item>
          <text:p text:style-name="P2">Display the upper triangular matrix by making other elements zero</text:p>
        </text:list-item>
        <text:list-item>
          <text:p text:style-name="P2">Display the lower triangular matrix by making other elements zero</text:p>
        </text:list-item>
        <text:list-item>
          <text:p text:style-name="P2">Interchange the diagonals of the matrix and then do (a) and (b)</text:p>
        </text:list-item>
      </text:list>
      <text:p text:style-name="P5">Input: <draw:frame draw:style-name="fr1" text:anchor-type="as-char" svg:width="1.935cm" svg:height="1.663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"> <text:s text:c="3"/>Output: </text:span><text:span text:style-name="T1"><draw:frame draw:style-name="fr1" text:anchor-type="as-char" svg:width="1.965cm" svg:height="1.663cm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1"> <text:s text:c="3"/></text:span></text:p>
      <text:p text:style-name="P5"/>
      <text:list xml:id="list165045974675844" text:continue-list="list5257701065183360665" text:style-name="WWNum1">
        <text:list-item>
          <text:p text:style-name="P1">Write a menu driven program to do the following tasks </text:p>
        </text:list-item>
      </text:list>
      <text:list xml:id="list2845130427004205034" text:style-name="WWNum3">
        <text:list-item>
          <text:p text:style-name="P3">Display the elements of a matrix in a snake form (horizontal)</text:p>
        </text:list-item>
      </text:list>
      <text:p text:style-name="P5">Input: <draw:frame draw:style-name="fr1" text:anchor-type="as-char" svg:width="1.935cm" svg:height="1.663cm" draw:z-index="2"><draw:object xlink:href="./Object 6" xlink:type="simple" xlink:show="embed" xlink:actuate="onLoad"/><draw:image xlink:href="./ObjectReplacements/Object 6" xlink:type="simple" xlink:show="embed" xlink:actuate="onLoad"/></draw:frame><text:span text:style-name="T1"> <text:s text:c="2"/>Output: </text:span><text:span text:style-name="T1"><draw:frame draw:style-name="fr1" text:anchor-type="as-char" svg:width="2.445cm" svg:height="0.467cm" draw:z-index="3"><draw:object xlink:href="./Object 8" xlink:type="simple" xlink:show="embed" xlink:actuate="onLoad"/><draw:image xlink:href="./ObjectReplacements/Object 8" xlink:type="simple" xlink:show="embed" xlink:actuate="onLoad"/></draw:frame></text:span></text:p>
      <text:list xml:id="list165044918991266" text:continue-numbering="true" text:style-name="WWNum3">
        <text:list-item>
          <text:p text:style-name="P3">Display the elements of a matrix in a snake form (vertical)</text:p>
        </text:list-item>
      </text:list>
      <text:p text:style-name="P5">Input: <draw:frame draw:style-name="fr1" text:anchor-type="as-char" svg:width="1.935cm" svg:height="1.663cm" draw:z-index="4"><draw:object xlink:href="./Object 10" xlink:type="simple" xlink:show="embed" xlink:actuate="onLoad"/><draw:image xlink:href="./ObjectReplacements/Object 10" xlink:type="simple" xlink:show="embed" xlink:actuate="onLoad"/></draw:frame><text:span text:style-name="T1"> <text:s text:c="2"/>Output: </text:span><text:span text:style-name="T1"><draw:frame draw:style-name="fr1" text:anchor-type="as-char" svg:width="2.445cm" svg:height="0.467cm" draw:z-index="5"><draw:object xlink:href="./Object 12" xlink:type="simple" xlink:show="embed" xlink:actuate="onLoad"/><draw:image xlink:href="./ObjectReplacements/Object 12" xlink:type="simple" xlink:show="embed" xlink:actuate="onLoad"/></draw:frame></text:span></text:p>
      <text:list xml:id="list165044992611200" text:continue-numbering="true" text:style-name="WWNum3">
        <text:list-item>
          <text:p text:style-name="P3">Display the elements of a matrix in a spiral form (clockwise)</text:p>
        </text:list-item>
      </text:list>
      <text:p text:style-name="P5">Input: <draw:frame draw:style-name="fr1" text:anchor-type="as-char" svg:width="1.935cm" svg:height="1.663cm" draw:z-index="6"><draw:object xlink:href="./Object 14" xlink:type="simple" xlink:show="embed" xlink:actuate="onLoad"/><draw:image xlink:href="./ObjectReplacements/Object 14" xlink:type="simple" xlink:show="embed" xlink:actuate="onLoad"/></draw:frame><text:span text:style-name="T1"> <text:s text:c="2"/>Output: </text:span><text:span text:style-name="T1"><draw:frame draw:style-name="fr1" text:anchor-type="as-char" svg:width="2.445cm" svg:height="0.467cm" draw:z-index="7"><draw:object xlink:href="./Object 16" xlink:type="simple" xlink:show="embed" xlink:actuate="onLoad"/><draw:image xlink:href="./ObjectReplacements/Object 16" xlink:type="simple" xlink:show="embed" xlink:actuate="onLoad"/></draw:frame></text:span></text:p>
      <text:list xml:id="list165046709936415" text:continue-numbering="true" text:style-name="WWNum3">
        <text:list-item>
          <text:p text:style-name="P3">Display the elements of a matrix in a spiral form (counterclockwise)</text:p>
        </text:list-item>
      </text:list>
      <text:p text:style-name="P5">Input: <draw:frame draw:style-name="fr1" text:anchor-type="as-char" svg:width="1.935cm" svg:height="1.663cm" draw:z-index="8"><draw:object xlink:href="./Object 18" xlink:type="simple" xlink:show="embed" xlink:actuate="onLoad"/><draw:image xlink:href="./ObjectReplacements/Object 18" xlink:type="simple" xlink:show="embed" xlink:actuate="onLoad"/></draw:frame><text:span text:style-name="T1"> <text:s text:c="2"/>Output: </text:span><text:span text:style-name="T1"><draw:frame draw:style-name="fr1" text:anchor-type="as-char" svg:width="2.445cm" svg:height="0.467cm" draw:z-index="9"><draw:object xlink:href="./Object 20" xlink:type="simple" xlink:show="embed" xlink:actuate="onLoad"/><draw:image xlink:href="./ObjectReplacements/Object 20" xlink:type="simple" xlink:show="embed" xlink:actuate="onLoad"/></draw:frame></text:span></text:p>
      <text:list xml:id="list165045798930228" text:continue-list="list165045974675844" text:style-name="WWNum1">
        <text:list-item>
          <text:p text:style-name="P1">Ask the user to input a paragraph and do the following tasks using functions</text:p>
        </text:list-item>
      </text:list>
      <text:list xml:id="list7170932928051883123" text:style-name="WWNum4">
        <text:list-item>
          <text:p text:style-name="P4">Check if there is any palindromic word in the para (same word when we read it forward or backwards, e.g., civic, kayak, etc.)</text:p>
        </text:list-item>
        <text:list-item>
          <text:p text:style-name="P4">Change all ‘a’ to ‘the’</text:p>
        </text:list-item>
        <text:list-item>
          <text:p text:style-name="P4">Count the number of vowels</text:p>
        </text:list-item>
        <text:list-item>
          <text:p text:style-name="P4">Remove all spaces between the words</text:p>
        </text:list-item>
        <text:list-item>
          <text:p text:style-name="P4">Print the largest and smallest words in the para</text:p>
        </text:list-item>
        <text:list-item>
          <text:p text:style-name="P4">Replace lowercase letters to uppercase and vice vers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ma</meta:initial-creator>
    <meta:editing-cycles>2</meta:editing-cycles>
    <meta:creation-date>2018-09-11T17:37:00</meta:creation-date>
    <dc:date>2018-09-12T16:50:44.731927606</dc:date>
    <meta:editing-duration>PT1S</meta:editing-duration>
    <meta:generator>LibreOffice/4.2.8.2$Linux_X86_64 LibreOffice_project/420m0$Build-2</meta:generator>
    <meta:document-statistic meta:table-count="0" meta:image-count="0" meta:object-count="10" meta:page-count="1" meta:paragraph-count="26" meta:word-count="257" meta:character-count="1423" meta:non-whitespace-character-count="11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b</mi>
            </mtd>
            <mtd>
              <mi>c</mi>
            </mtd>
          </mtr>
          <mtr>
            <mtd>
              <mi>d</mi>
            </mtd>
            <mtd>
              <mi>e</mi>
            </mtd>
            <mtd>
              <mi>f</mi>
            </mtd>
          </mtr>
          <mtr>
            <mtd>
              <mi>g</mi>
            </mtd>
            <mtd>
              <mi>h</mi>
            </mtd>
            <mtd>
              <mi>i</mi>
            </mtd>
          </mtr>
        </mtable>
      </mrow>
      <mo fence="true" stretchy="true">]</mo>
    </mrow>
    <annotation encoding="StarMath 5.0">left [matrix {a # b # c ## d # e # f ## g # h # i} right ]</annotation>
  </semantics>
</math>
</file>

<file path=Object 12/content.xml><?xml version="1.0" encoding="utf-8"?>
<math xmlns="http://www.w3.org/1998/Math/MathML" display="block">
  <semantics>
    <mrow>
      <mi>a</mi>
      <mi>d</mi>
      <mi>g</mi>
      <mi>h</mi>
      <mi>e</mi>
      <mi>b</mi>
      <mi>c</mi>
      <mi>f</mi>
      <mi>i</mi>
    </mrow>
    <annotation encoding="StarMath 5.0">a d g h e b c f i</annotation>
  </semantics>
</math>
</file>

<file path=Object 14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b</mi>
            </mtd>
            <mtd>
              <mi>c</mi>
            </mtd>
          </mtr>
          <mtr>
            <mtd>
              <mi>d</mi>
            </mtd>
            <mtd>
              <mi>e</mi>
            </mtd>
            <mtd>
              <mi>f</mi>
            </mtd>
          </mtr>
          <mtr>
            <mtd>
              <mi>g</mi>
            </mtd>
            <mtd>
              <mi>h</mi>
            </mtd>
            <mtd>
              <mi>i</mi>
            </mtd>
          </mtr>
        </mtable>
      </mrow>
      <mo fence="true" stretchy="true">]</mo>
    </mrow>
    <annotation encoding="StarMath 5.0">left [matrix {a # b # c ## d # e # f ## g # h # i} right ]</annotation>
  </semantics>
</math>
</file>

<file path=Object 16/content.xml><?xml version="1.0" encoding="utf-8"?>
<math xmlns="http://www.w3.org/1998/Math/MathML" display="block">
  <semantics>
    <mrow>
      <mi>a</mi>
      <mi>b</mi>
      <mi>c</mi>
      <mi>f</mi>
      <mi>i</mi>
      <mi>h</mi>
      <mi>g</mi>
      <mi>d</mi>
      <mi>e</mi>
    </mrow>
    <annotation encoding="StarMath 5.0">a b c f i h g d e</annotation>
  </semantics>
</math>
</file>

<file path=Object 18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b</mi>
            </mtd>
            <mtd>
              <mi>c</mi>
            </mtd>
          </mtr>
          <mtr>
            <mtd>
              <mi>d</mi>
            </mtd>
            <mtd>
              <mi>e</mi>
            </mtd>
            <mtd>
              <mi>f</mi>
            </mtd>
          </mtr>
          <mtr>
            <mtd>
              <mi>g</mi>
            </mtd>
            <mtd>
              <mi>h</mi>
            </mtd>
            <mtd>
              <mi>i</mi>
            </mtd>
          </mtr>
        </mtable>
      </mrow>
      <mo fence="true" stretchy="true">]</mo>
    </mrow>
    <annotation encoding="StarMath 5.0">left [matrix {a # b # c ## d # e # f ## g # h # i} right ]</annotation>
  </semantics>
</math>
</file>

<file path=Object 2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b</mi>
            </mtd>
            <mtd>
              <mi>c</mi>
            </mtd>
          </mtr>
          <mtr>
            <mtd>
              <mi>d</mi>
            </mtd>
            <mtd>
              <mi>e</mi>
            </mtd>
            <mtd>
              <mi>f</mi>
            </mtd>
          </mtr>
          <mtr>
            <mtd>
              <mi>g</mi>
            </mtd>
            <mtd>
              <mi>h</mi>
            </mtd>
            <mtd>
              <mi>i</mi>
            </mtd>
          </mtr>
        </mtable>
      </mrow>
      <mo fence="true" stretchy="true">]</mo>
    </mrow>
    <annotation encoding="StarMath 5.0">left [matrix {a # b # c ## d # e # f ## g # h # i} right ]</annotation>
  </semantics>
</math>
</file>

<file path=Object 20/content.xml><?xml version="1.0" encoding="utf-8"?>
<math xmlns="http://www.w3.org/1998/Math/MathML" display="block">
  <semantics>
    <mrow>
      <mi>a</mi>
      <mi>d</mi>
      <mi>g</mi>
      <mi>h</mi>
      <mi>i</mi>
      <mi>f</mi>
      <mi>c</mi>
      <mi>b</mi>
      <mi>e</mi>
    </mrow>
    <annotation encoding="StarMath 5.0">a d g h i f c b e</annotation>
  </semantics>
</math>
</file>

<file path=Object 4/content.xml><?xml version="1.0" encoding="utf-8"?>
<math xmlns="http://www.w3.org/1998/Math/MathML" display="block">
  <semantics>
    <mrow>
      <mo fence="true" stretchy="true">[</mo>
      <mrow>
        <mtable>
          <mtr>
            <mtd>
              <mi>c</mi>
            </mtd>
            <mtd>
              <mi>b</mi>
            </mtd>
            <mtd>
              <mi>a</mi>
            </mtd>
          </mtr>
          <mtr>
            <mtd>
              <mi>d</mi>
            </mtd>
            <mtd>
              <mi>e</mi>
            </mtd>
            <mtd>
              <mi>f</mi>
            </mtd>
          </mtr>
          <mtr>
            <mtd>
              <mi>i</mi>
            </mtd>
            <mtd>
              <mi>h</mi>
            </mtd>
            <mtd>
              <mi>g</mi>
            </mtd>
          </mtr>
        </mtable>
      </mrow>
      <mo fence="true" stretchy="true">]</mo>
    </mrow>
    <annotation encoding="StarMath 5.0">left [matrix {c # b # a ## d # e # f ## i # h # g} right ]</annotation>
  </semantics>
</math>
</file>

<file path=Object 6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b</mi>
            </mtd>
            <mtd>
              <mi>c</mi>
            </mtd>
          </mtr>
          <mtr>
            <mtd>
              <mi>d</mi>
            </mtd>
            <mtd>
              <mi>e</mi>
            </mtd>
            <mtd>
              <mi>f</mi>
            </mtd>
          </mtr>
          <mtr>
            <mtd>
              <mi>g</mi>
            </mtd>
            <mtd>
              <mi>h</mi>
            </mtd>
            <mtd>
              <mi>i</mi>
            </mtd>
          </mtr>
        </mtable>
      </mrow>
      <mo fence="true" stretchy="true">]</mo>
    </mrow>
    <annotation encoding="StarMath 5.0">left [matrix {a # b # c ## d # e # f ## g # h # i} right ]</annotation>
  </semantics>
</math>
</file>

<file path=Object 8/content.xml><?xml version="1.0" encoding="utf-8"?>
<math xmlns="http://www.w3.org/1998/Math/MathML" display="block">
  <semantics>
    <mrow>
      <mi>a</mi>
      <mi>b</mi>
      <mi>c</mi>
      <mi>f</mi>
      <mi>e</mi>
      <mi>d</mi>
      <mi>g</mi>
      <mi>h</mi>
      <mi>i</mi>
    </mrow>
    <annotation encoding="StarMath 5.0">a b c f e d g h i</annotation>
  </semantics>
</math>
</file>